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T8" style:parent-style-name="DefaultParagraphFont" style:family="text">
      <style:text-properties style:text-position="super 63.6%"/>
    </style:style>
    <style:style style:name="T9" style:parent-style-name="DefaultParagraphFont" style:family="text">
      <style:text-properties style:text-position="super 63.6%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T39" style:parent-style-name="DefaultParagraphFont" style:family="text">
      <style:text-properties style:text-position="super 63.6%"/>
    </style:style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P45" style:parent-style-name="ListParagraph" style:list-style-name="LFO1" style:family="paragraph"/>
    <style:style style:name="P46" style:parent-style-name="ListParagraph" style:list-style-name="LFO1" style:family="paragraph"/>
    <style:style style:name="P47" style:parent-style-name="ListParagraph" style:list-style-name="LFO1" style:family="paragraph"/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T50" style:parent-style-name="DefaultParagraphFont" style:family="text">
      <style:text-properties style:text-position="super 63.6%"/>
    </style:style>
    <style:style style:name="P51" style:parent-style-name="ListParagraph" style:list-style-name="LFO1" style:family="paragraph"/>
    <style:style style:name="P52" style:parent-style-name="ListParagraph" style:list-style-name="LFO1" style:family="paragraph"/>
    <style:style style:name="P53" style:parent-style-name="ListParagraph" style:list-style-name="LFO1" style:family="paragraph"/>
    <style:style style:name="P54" style:parent-style-name="ListParagraph" style:list-style-name="LFO1" style:family="paragraph"/>
    <style:style style:name="P55" style:parent-style-name="ListParagraph" style:list-style-name="LFO1" style:family="paragraph"/>
    <style:style style:name="P56" style:parent-style-name="ListParagraph" style:list-style-name="LFO1" style:family="paragraph"/>
    <style:style style:name="P57" style:parent-style-name="ListParagraph" style:list-style-name="LFO1" style:family="paragraph"/>
    <style:style style:name="P58" style:parent-style-name="ListParagraph" style:list-style-name="LFO1" style:family="paragraph"/>
    <style:style style:name="P59" style:parent-style-name="ListParagraph" style:list-style-name="LFO1" style:family="paragraph"/>
    <style:style style:name="P60" style:parent-style-name="ListParagraph" style:list-style-name="LFO1" style:family="paragraph"/>
    <style:style style:name="P61" style:parent-style-name="ListParagraph" style:list-style-name="LFO1" style:family="paragraph"/>
    <style:style style:name="P62" style:parent-style-name="ListParagraph" style:list-style-name="LFO1" style:family="paragraph"/>
    <style:style style:name="P63" style:parent-style-name="ListParagraph" style:list-style-name="LFO1" style:family="paragraph"/>
    <style:style style:name="P64" style:parent-style-name="ListParagraph" style:list-style-name="LFO1" style:family="paragraph"/>
    <style:style style:name="P65" style:parent-style-name="ListParagraph" style:list-style-name="LFO1" style:family="paragraph"/>
    <style:style style:name="P66" style:parent-style-name="ListParagraph" style:list-style-name="LFO1" style:family="paragraph"/>
    <style:style style:name="P67" style:parent-style-name="ListParagraph" style:list-style-name="LFO1" style:family="paragraph"/>
    <style:style style:name="P68" style:parent-style-name="ListParagraph" style:list-style-name="LFO1" style:family="paragraph"/>
    <style:style style:name="P69" style:parent-style-name="ListParagraph" style:list-style-name="LFO1" style:family="paragraph"/>
    <style:style style:name="P70" style:parent-style-name="ListParagraph" style:list-style-name="LFO1" style:family="paragraph"/>
    <style:style style:name="P71" style:parent-style-name="ListParagraph" style:list-style-name="LFO1" style:family="paragraph"/>
    <style:style style:name="P72" style:parent-style-name="ListParagraph" style:list-style-name="LFO1" style:family="paragraph"/>
    <style:style style:name="P73" style:parent-style-name="ListParagraph" style:list-style-name="LFO1" style:family="paragraph"/>
    <style:style style:name="P74" style:parent-style-name="ListParagraph" style:list-style-name="LFO1" style:family="paragraph"/>
    <style:style style:name="P75" style:parent-style-name="ListParagraph" style:list-style-name="LFO1" style:family="paragraph"/>
    <style:style style:name="P76" style:parent-style-name="ListParagraph" style:list-style-name="LFO1" style:family="paragraph"/>
    <style:style style:name="P77" style:parent-style-name="ListParagraph" style:list-style-name="LFO1" style:family="paragraph"/>
    <style:style style:name="P78" style:parent-style-name="ListParagraph" style:list-style-name="LFO1" style:family="paragraph"/>
    <style:style style:name="P79" style:parent-style-name="ListParagraph" style:list-style-name="LFO1" style:family="paragraph"/>
    <style:style style:name="P80" style:parent-style-name="ListParagraph" style:list-style-name="LFO1" style:family="paragraph"/>
    <style:style style:name="P81" style:parent-style-name="ListParagraph" style:list-style-name="LFO1" style:family="paragraph"/>
    <style:style style:name="P82" style:parent-style-name="ListParagraph" style:list-style-name="LFO1" style:family="paragraph"/>
    <style:style style:name="P83" style:parent-style-name="ListParagraph" style:list-style-name="LFO1" style:family="paragraph"/>
    <style:style style:name="P84" style:parent-style-name="ListParagraph" style:list-style-name="LFO1" style:family="paragraph"/>
    <style:style style:name="P85" style:parent-style-name="ListParagraph" style:list-style-name="LFO1" style:family="paragraph"/>
    <style:style style:name="P86" style:parent-style-name="ListParagraph" style:list-style-name="LFO1" style:family="paragraph"/>
    <style:style style:name="P87" style:parent-style-name="ListParagraph" style:list-style-name="LFO1" style:family="paragraph"/>
    <style:style style:name="P88" style:parent-style-name="ListParagraph" style:list-style-name="LFO1" style:family="paragraph"/>
    <style:style style:name="P89" style:parent-style-name="ListParagraph" style:list-style-name="LFO1" style:family="paragraph"/>
    <style:style style:name="T90" style:parent-style-name="DefaultParagraphFont" style:family="text">
      <style:text-properties style:text-position="super 63.6%"/>
    </style:style>
    <style:style style:name="P91" style:parent-style-name="ListParagraph" style:list-style-name="LFO1" style:family="paragraph"/>
    <style:style style:name="P92" style:parent-style-name="ListParagraph" style:list-style-name="LFO1" style:family="paragraph"/>
    <style:style style:name="P93" style:parent-style-name="ListParagraph" style:list-style-name="LFO1" style:family="paragraph"/>
    <style:style style:name="P94" style:parent-style-name="ListParagraph" style:list-style-name="LFO1" style:family="paragraph"/>
    <style:style style:name="P95" style:parent-style-name="ListParagraph" style:list-style-name="LFO1" style:family="paragraph"/>
    <style:style style:name="P96" style:parent-style-name="ListParagraph" style:list-style-name="LFO1" style:family="paragraph"/>
    <style:style style:name="P97" style:parent-style-name="ListParagraph" style:list-style-name="LFO1" style:family="paragraph"/>
    <style:style style:name="P98" style:parent-style-name="ListParagraph" style:list-style-name="LFO1" style:family="paragraph"/>
    <style:style style:name="P99" style:parent-style-name="ListParagraph" style:list-style-name="LFO1" style:family="paragraph"/>
    <style:style style:name="P100" style:parent-style-name="ListParagraph" style:list-style-name="LFO1" style:family="paragraph"/>
    <style:style style:name="P101" style:parent-style-name="ListParagraph" style:list-style-name="LFO1" style:family="paragraph"/>
    <style:style style:name="T102" style:parent-style-name="DefaultParagraphFont" style:family="text">
      <style:text-properties style:text-position="super 63.6%"/>
    </style:style>
    <style:style style:name="T103" style:parent-style-name="DefaultParagraphFont" style:family="text">
      <style:text-properties style:text-position="super 63.6%"/>
    </style:style>
    <style:style style:name="P104" style:parent-style-name="ListParagraph" style:list-style-name="LFO1" style:family="paragraph"/>
    <style:style style:name="T105" style:parent-style-name="DefaultParagraphFont" style:family="text">
      <style:text-properties style:text-position="super 63.6%"/>
    </style:style>
    <style:style style:name="P106" style:parent-style-name="ListParagraph" style:list-style-name="LFO1" style:family="paragraph"/>
    <style:style style:name="T107" style:parent-style-name="DefaultParagraphFont" style:family="text">
      <style:text-properties style:text-position="super 63.6%"/>
    </style:style>
    <style:style style:name="T108" style:parent-style-name="DefaultParagraphFont" style:family="text">
      <style:text-properties style:text-position="super 63.6%"/>
    </style:style>
    <style:style style:name="P109" style:parent-style-name="ListParagraph" style:list-style-name="LFO1" style:family="paragraph"/>
    <style:style style:name="T110" style:parent-style-name="DefaultParagraphFont" style:family="text">
      <style:text-properties style:text-position="super 63.6%"/>
    </style:style>
    <style:style style:name="T111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/>
      <text:p text:style-name="Normal">April CIG event questions</text:p>
      <text:list text:style-name="LFO1" text:continue-numbering="true">
        <text:list-item>
          <text:p text:style-name="P2">Who coined the term April Showers Bring May Flowers?</text:p>
          <text:list text:continue-numbering="true">
            <text:list-item>
              <text:p text:style-name="P3">Geoffrey Chaucer</text:p>
            </text:list-item>
            <text:list-item>
              <text:p text:style-name="P4">Thomas Tusser</text:p>
            </text:list-item>
            <text:list-item>
              <text:p text:style-name="P5">Michelle Yastremsky</text:p>
            </text:list-item>
            <text:list-item>
              <text:p text:style-name="P6">Christina Rossetti</text:p>
            </text:list-item>
          </text:list>
        </text:list-item>
        <text:list-item>
          <text:p text:style-name="P7">What do Muslims celebrate as a holy month which began March 22<text:span text:style-name="T8">nd</text:span><text:s/>of this year and runs through April 20<text:span text:style-name="T9">th</text:span>?</text:p>
          <text:list text:continue-numbering="true">
            <text:list-item>
              <text:p text:style-name="P10">Ramadan</text:p>
            </text:list-item>
            <text:list-item>
              <text:p text:style-name="P11">Zakat</text:p>
            </text:list-item>
            <text:list-item>
              <text:p text:style-name="P12">Dhu al-Hijjah</text:p>
            </text:list-item>
            <text:list-item>
              <text:p text:style-name="P13">Hajj</text:p>
            </text:list-item>
          </text:list>
        </text:list-item>
        <text:list-item>
          <text:p text:style-name="P14">How many countries in the world have a majority Muslim population?</text:p>
          <text:list text:continue-numbering="true">
            <text:list-item>
              <text:p text:style-name="P15">38</text:p>
            </text:list-item>
            <text:list-item>
              <text:p text:style-name="P16">46</text:p>
            </text:list-item>
            <text:list-item>
              <text:p text:style-name="P17">24</text:p>
            </text:list-item>
            <text:list-item>
              <text:p text:style-name="P18">55</text:p>
            </text:list-item>
          </text:list>
        </text:list-item>
        <text:list-item>
          <text:p text:style-name="P19">How many countries declare Islam to be the state religion in their constitutions?</text:p>
          <text:list text:continue-numbering="true">
            <text:list-item>
              <text:p text:style-name="P20">10</text:p>
            </text:list-item>
            <text:list-item>
              <text:p text:style-name="P21">23</text:p>
            </text:list-item>
            <text:list-item>
              <text:p text:style-name="P22">17</text:p>
            </text:list-item>
            <text:list-item>
              <text:p text:style-name="P23">20</text:p>
            </text:list-item>
          </text:list>
        </text:list-item>
        <text:list-item>
          <text:p text:style-name="P24">Which one of these countries does not celebrate New Year in April?</text:p>
          <text:list text:continue-numbering="true">
            <text:list-item>
              <text:p text:style-name="P25">Nepal</text:p>
            </text:list-item>
            <text:list-item>
              <text:p text:style-name="P26">Sri Lanka</text:p>
            </text:list-item>
            <text:list-item>
              <text:p text:style-name="P27">Thailand</text:p>
            </text:list-item>
            <text:list-item>
              <text:p text:style-name="P28">Taiwan</text:p>
            </text:list-item>
          </text:list>
        </text:list-item>
        <text:list-item>
          <text:p text:style-name="P29">Between what hours do Muslims fast during Ramadan?</text:p>
          <text:list text:continue-numbering="true">
            <text:list-item>
              <text:p text:style-name="P30">9am – 5pm</text:p>
            </text:list-item>
            <text:list-item>
              <text:p text:style-name="P31">Dawn to Dusk</text:p>
            </text:list-item>
            <text:list-item>
              <text:p text:style-name="P32">8am-4pm</text:p>
            </text:list-item>
            <text:list-item>
              <text:p text:style-name="P33">12am – 12pm</text:p>
            </text:list-item>
          </text:list>
        </text:list-item>
        <text:list-item>
          <text:p text:style-name="P34">What does Ramadan Celebrate/Commemorate?</text:p>
          <text:list text:continue-numbering="true">
            <text:list-item>
              <text:p text:style-name="P35">Birth of Muhammed</text:p>
            </text:list-item>
            <text:list-item>
              <text:p text:style-name="P36">Death of Muhammed</text:p>
            </text:list-item>
            <text:list-item>
              <text:p text:style-name="P37">Muhammed given Qur’an</text:p>
            </text:list-item>
          </text:list>
        </text:list-item>
        <text:list-item>
          <text:p text:style-name="P38">What<text:s/>“holiday” is celebrated on April 2<text:span text:style-name="T39">nd</text:span>?</text:p>
          <text:list text:continue-numbering="true">
            <text:list-item>
              <text:p text:style-name="P40">Peanut Butter and Jelly Day</text:p>
            </text:list-item>
            <text:list-item>
              <text:p text:style-name="P41">Chocolate Mousse Day</text:p>
            </text:list-item>
            <text:list-item>
              <text:p text:style-name="P42">National Caramel Day</text:p>
            </text:list-item>
            <text:list-item>
              <text:p text:style-name="P43">National Twinkie Day</text:p>
            </text:list-item>
          </text:list>
        </text:list-item>
        <text:list-item>
          <text:p text:style-name="P44">What day commemorates the Cullen-Harrison Act of 1933?</text:p>
          <text:soft-page-break/>
          <text:list text:continue-numbering="true">
            <text:list-item>
              <text:p text:style-name="P45">National Whiskey Day</text:p>
            </text:list-item>
            <text:list-item>
              <text:p text:style-name="P46">National Vodka Day</text:p>
            </text:list-item>
            <text:list-item>
              <text:p text:style-name="P47">National Gin Day</text:p>
            </text:list-item>
            <text:list-item>
              <text:p text:style-name="P48">National Beer Day</text:p>
            </text:list-item>
          </text:list>
        </text:list-item>
        <text:list-item>
          <text:p text:style-name="P49">Which holiday is celebrated the last Friday of the month or April 29<text:span text:style-name="T50">th</text:span>?</text:p>
          <text:list text:continue-numbering="true">
            <text:list-item>
              <text:p text:style-name="P51">World Penguin Day</text:p>
            </text:list-item>
            <text:list-item>
              <text:p text:style-name="P52">Arbor Day</text:p>
            </text:list-item>
            <text:list-item>
              <text:p text:style-name="P53">Earth Day</text:p>
            </text:list-item>
            <text:list-item>
              <text:p text:style-name="P54">National Velociraptor Awareness Day</text:p>
            </text:list-item>
          </text:list>
        </text:list-item>
        <text:list-item>
          <text:p text:style-name="P55">What country is the happiest country on Earth?</text:p>
          <text:list text:continue-numbering="true">
            <text:list-item>
              <text:p text:style-name="P56">Sweden</text:p>
            </text:list-item>
            <text:list-item>
              <text:p text:style-name="P57">Finland</text:p>
            </text:list-item>
            <text:list-item>
              <text:p text:style-name="P58">Denmark</text:p>
            </text:list-item>
            <text:list-item>
              <text:p text:style-name="P59">Iceland</text:p>
            </text:list-item>
          </text:list>
        </text:list-item>
        <text:list-item>
          <text:p text:style-name="P60">Which countries years have 13 months and are seven years behind the Gregorian calendar?</text:p>
          <text:list text:continue-numbering="true">
            <text:list-item>
              <text:p text:style-name="P61">Kenya</text:p>
            </text:list-item>
            <text:list-item>
              <text:p text:style-name="P62">Botswana</text:p>
            </text:list-item>
            <text:list-item>
              <text:p text:style-name="P63">Ghana</text:p>
            </text:list-item>
            <text:list-item>
              <text:p text:style-name="P64">Ethiopia</text:p>
            </text:list-item>
          </text:list>
        </text:list-item>
        <text:list-item>
          <text:p text:style-name="P65">Soju is the national drink of what country?</text:p>
          <text:list text:continue-numbering="true">
            <text:list-item>
              <text:p text:style-name="P66">Malaysia<text:s/></text:p>
            </text:list-item>
            <text:list-item>
              <text:p text:style-name="P67">Japan</text:p>
            </text:list-item>
            <text:list-item>
              <text:p text:style-name="P68">China</text:p>
            </text:list-item>
            <text:list-item>
              <text:p text:style-name="P69">Korea</text:p>
            </text:list-item>
          </text:list>
        </text:list-item>
        <text:list-item>
          <text:p text:style-name="P70">In which country is loudly slurping your noodles not considered a compliment?</text:p>
          <text:list text:continue-numbering="true">
            <text:list-item>
              <text:p text:style-name="P71">Korea</text:p>
            </text:list-item>
            <text:list-item>
              <text:p text:style-name="P72">China</text:p>
            </text:list-item>
            <text:list-item>
              <text:p text:style-name="P73">Japan</text:p>
            </text:list-item>
          </text:list>
        </text:list-item>
        <text:list-item>
          <text:p text:style-name="P74">According to Colombian law how many times is the national anthem played a day?</text:p>
          <text:list text:continue-numbering="true">
            <text:list-item>
              <text:p text:style-name="P75">Once</text:p>
            </text:list-item>
            <text:list-item>
              <text:p text:style-name="P76">0</text:p>
            </text:list-item>
            <text:list-item>
              <text:p text:style-name="P77">Twice</text:p>
            </text:list-item>
            <text:list-item>
              <text:p text:style-name="P78">Three Times</text:p>
            </text:list-item>
          </text:list>
        </text:list-item>
        <text:list-item>
          <text:p text:style-name="P79">What country is known as the “Land of Smiles”?</text:p>
          <text:list text:continue-numbering="true">
            <text:list-item>
              <text:p text:style-name="P80">Thailand</text:p>
            </text:list-item>
            <text:list-item>
              <text:p text:style-name="P81">Taiwan</text:p>
            </text:list-item>
            <text:list-item>
              <text:p text:style-name="P82">Indonesia</text:p>
            </text:list-item>
            <text:list-item>
              <text:p text:style-name="P83">France</text:p>
            </text:list-item>
          </text:list>
        </text:list-item>
        <text:list-item>
          <text:p text:style-name="P84">Which country doesn’t use forks to put food in their mouths but to transfer to a spoon?</text:p>
          <text:list text:continue-numbering="true">
            <text:list-item>
              <text:p text:style-name="P85">Liberia</text:p>
            </text:list-item>
            <text:list-item>
              <text:p text:style-name="P86">Burkina Faso</text:p>
            </text:list-item>
            <text:list-item>
              <text:p text:style-name="P87">Thailand</text:p>
            </text:list-item>
            <text:list-item>
              <text:p text:style-name="P88">Mauritania</text:p>
            </text:list-item>
          </text:list>
        </text:list-item>
        <text:list-item>
          <text:p text:style-name="P89">What Dutch national holiday takes place on April 27<text:span text:style-name="T90">th</text:span>?</text:p>
          <text:soft-page-break/>
          <text:list text:continue-numbering="true">
            <text:list-item>
              <text:p text:style-name="P91">Duke’s Day</text:p>
            </text:list-item>
            <text:list-item>
              <text:p text:style-name="P92">Duchess Day</text:p>
            </text:list-item>
            <text:list-item>
              <text:p text:style-name="P93">King’s Day</text:p>
            </text:list-item>
            <text:list-item>
              <text:p text:style-name="P94">Queen’s Day</text:p>
            </text:list-item>
          </text:list>
        </text:list-item>
        <text:list-item>
          <text:p text:style-name="P95">Which of the following is NOT a Japanese writing format?</text:p>
          <text:list text:continue-numbering="true">
            <text:list-item>
              <text:p text:style-name="P96">Hiranji</text:p>
            </text:list-item>
            <text:list-item>
              <text:p text:style-name="P97">Kanji<text:s/></text:p>
            </text:list-item>
            <text:list-item>
              <text:p text:style-name="P98">Hiragana</text:p>
            </text:list-item>
            <text:list-item>
              <text:p text:style-name="P99">Katakana</text:p>
            </text:list-item>
          </text:list>
        </text:list-item>
        <text:list-item>
          <text:p text:style-name="P100">When is Coachella?</text:p>
          <text:list text:continue-numbering="true">
            <text:list-item>
              <text:p text:style-name="P101">April 18<text:span text:style-name="T102">th</text:span><text:s/>– 24<text:span text:style-name="T103">th</text:span></text:p>
            </text:list-item>
            <text:list-item>
              <text:p text:style-name="P104">April 12<text:span text:style-name="T105">th</text:span>-21</text:p>
            </text:list-item>
            <text:list-item>
              <text:p text:style-name="P106">April 9<text:span text:style-name="T107">th</text:span>-18<text:span text:style-name="T108">th</text:span></text:p>
            </text:list-item>
            <text:list-item>
              <text:p text:style-name="P109">July 5<text:span text:style-name="T110">th</text:span><text:s/>– 14<text:span text:style-name="T111">th</text:span>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ott Miller</meta:initial-creator>
    <dc:creator>Scott Miller</dc:creator>
    <meta:creation-date>2023-03-28T14:31:00Z</meta:creation-date>
    <dc:date>2023-03-28T16:58:00Z</dc:date>
    <meta:template xlink:href="Normal" xlink:type="simple"/>
    <meta:editing-cycles>3</meta:editing-cycles>
    <meta:editing-duration>PT8820S</meta:editing-duration>
    <meta:document-statistic meta:page-count="3" meta:paragraph-count="4" meta:word-count="315" meta:character-count="2112" meta:row-count="15" meta:non-whitespace-character-count="1801"/>
  </office:meta>
</office:document-meta>
</file>